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weight="bold" officeooo:rsid="0004a759" officeooo:paragraph-rsid="0004a759" style:font-weight-asian="bold" style:font-weight-complex="bold"/>
    </style:style>
    <style:style style:name="P2" style:family="paragraph" style:parent-style-name="Text_20_body">
      <style:paragraph-properties fo:line-height="100%"/>
      <style:text-properties style:font-name="Times New Roman" fo:font-weight="normal" officeooo:rsid="0004a759" officeooo:paragraph-rsid="0004a759" style:font-weight-asian="normal" style:font-weight-complex="normal"/>
    </style:style>
    <style:style style:name="P3" style:family="paragraph" style:parent-style-name="Text_20_body" style:list-style-name="L1">
      <style:paragraph-properties fo:line-height="100%"/>
      <style:text-properties style:font-name="Times New Roman" officeooo:rsid="0004a759"/>
    </style:style>
    <style:style style:name="P4" style:family="paragraph" style:parent-style-name="Text_20_body">
      <style:paragraph-properties fo:line-height="100%"/>
      <style:text-properties style:font-name="Times New Roman" officeooo:rsid="0004a759"/>
    </style:style>
    <style:style style:name="P5" style:family="paragraph" style:parent-style-name="Text_20_body" style:list-style-name="L2">
      <style:paragraph-properties fo:line-height="100%"/>
      <style:text-properties style:font-name="Times New Roman" officeooo:rsid="0004a759"/>
    </style:style>
    <style:style style:name="P6" style:family="paragraph" style:parent-style-name="Text_20_body" style:list-style-name="L3">
      <style:paragraph-properties fo:line-height="100%"/>
      <style:text-properties style:font-name="Times New Roman" officeooo:rsid="0004a759"/>
    </style:style>
    <style:style style:name="P7" style:family="paragraph" style:parent-style-name="Text_20_body" style:list-style-name="L4">
      <style:paragraph-properties fo:line-height="100%"/>
      <style:text-properties style:font-name="Times New Roman" officeooo:rsid="0004a759"/>
    </style:style>
    <style:style style:name="P8" style:family="paragraph" style:parent-style-name="Text_20_body" style:list-style-name="L5">
      <style:paragraph-properties fo:line-height="100%"/>
      <style:text-properties style:font-name="Times New Roman" officeooo:rsid="0004a759"/>
    </style:style>
    <style:style style:name="P9" style:family="paragraph" style:parent-style-name="Text_20_body" style:list-style-name="L6">
      <style:paragraph-properties fo:line-height="100%"/>
      <style:text-properties style:font-name="Times New Roman" officeooo:rsid="0004a759"/>
    </style:style>
    <style:style style:name="P10" style:family="paragraph" style:parent-style-name="Text_20_body" style:list-style-name="L7">
      <style:paragraph-properties fo:line-height="100%"/>
      <style:text-properties style:font-name="Times New Roman" officeooo:rsid="0004a759"/>
    </style:style>
    <style:style style:name="P11" style:family="paragraph" style:parent-style-name="Text_20_body" style:list-style-name="L8">
      <style:paragraph-properties fo:line-height="100%"/>
      <style:text-properties style:font-name="Times New Roman" officeooo:rsid="0004a759"/>
    </style:style>
    <style:style style:name="P12" style:family="paragraph" style:parent-style-name="Text_20_body" style:list-style-name="L9">
      <style:paragraph-properties fo:line-height="100%"/>
      <style:text-properties style:font-name="Times New Roman" officeooo:rsid="0004a759"/>
    </style:style>
    <style:style style:name="P13" style:family="paragraph" style:parent-style-name="Text_20_body" style:list-style-name="L10">
      <style:paragraph-properties fo:line-height="100%"/>
      <style:text-properties style:font-name="Times New Roman" officeooo:rsid="0004a759"/>
    </style:style>
    <style:style style:name="P14" style:family="paragraph" style:parent-style-name="Text_20_body" style:list-style-name="L11">
      <style:paragraph-properties fo:line-height="100%"/>
      <style:text-properties style:font-name="Times New Roman" officeooo:rsid="0004a759"/>
    </style:style>
    <style:style style:name="P15" style:family="paragraph" style:parent-style-name="Text_20_body" style:list-style-name="L12">
      <style:paragraph-properties fo:line-height="100%"/>
      <style:text-properties style:font-name="Times New Roman" officeooo:rsid="0004a759"/>
    </style:style>
    <style:style style:name="P16" style:family="paragraph" style:parent-style-name="Text_20_body" style:list-style-name="L13">
      <style:paragraph-properties fo:line-height="100%"/>
      <style:text-properties style:font-name="Times New Roman" officeooo:rsid="0004a759"/>
    </style:style>
    <style:style style:name="P17" style:family="paragraph" style:parent-style-name="Text_20_body" style:list-style-name="L14">
      <style:paragraph-properties fo:line-height="100%"/>
      <style:text-properties style:font-name="Times New Roman" officeooo:rsid="0004a759"/>
    </style:style>
    <style:style style:name="P18" style:family="paragraph" style:parent-style-name="Standard">
      <style:paragraph-properties fo:line-height="100%"/>
      <style:text-properties style:font-name="Times New Roman" fo:font-weight="normal" officeooo:rsid="0004a759" officeooo:paragraph-rsid="0004a759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Chapter 2:</text:p>
      <text:p text:style-name="P1"/>
      <text:p text:style-name="P2"><text:span text:style-name="Strong_20_Emphasis">1. Nature vs. Nurture</text:span></text:p>
      <text:list text:style-name="L1">
        <text:list-item>
          <text:p text:style-name="P3">Nature refers to heredity or genetic inheritance.</text:p>
        </text:list-item>
        <text:list-item>
          <text:p text:style-name="P3">Nurture refers to environmental influences and experiences.</text:p>
        </text:list-item>
        <text:list-item>
          <text:p text:style-name="P3">Most human traits are polygenic (influenced by many genes) and multifactorial (influenced by both genetic and environmental factors).</text:p>
        </text:list-item>
        <text:list-item>
          <text:p text:style-name="P3">The epigenetic framework explains how environment can influence gene expression and how genes can influence responsiveness to the environment.</text:p>
        </text:list-item>
        <text:list-item>
          <text:p text:style-name="P3">Genotype-environment correlations include:</text:p>
          <text:list>
            <text:list-item>
              <text:p text:style-name="P3">Passive: children inherit genes and environments from parents.</text:p>
            </text:list-item>
            <text:list-item>
              <text:p text:style-name="P3">Evocative: a child’s traits evoke certain responses from the environment.</text:p>
            </text:list-item>
            <text:list-item>
              <text:p text:style-name="P3">Active: individuals seek out environments that match their genetic tendencies (niche-picking).</text:p>
            </text:list-item>
          </text:list>
        </text:list-item>
        <text:list-item>
          <text:p text:style-name="P3">Genotype-environment interactions describe how the environment affects individuals differently depending on their genotype.</text:p>
        </text:list-item>
      </text:list>
      <text:p text:style-name="P4"><text:span text:style-name="Strong_20_Emphasis">2. Genes and Chromosomes</text:span></text:p>
      <text:list text:style-name="L2">
        <text:list-item>
          <text:p text:style-name="P5">Genes are DNA sequences that instruct protein formation.</text:p>
        </text:list-item>
        <text:list-item>
          <text:p text:style-name="P5">Humans have 46 chromosomes (23 pairs); 22 pairs are autosomes, and the 23rd is the sex chromosome (XX = female, XY = male).</text:p>
        </text:list-item>
        <text:list-item>
          <text:p text:style-name="P5">Mitosis creates body cells with identical DNA.</text:p>
        </text:list-item>
        <text:list-item>
          <text:p text:style-name="P5">Meiosis creates gametes (sperm and egg) with half the number of chromosomes.</text:p>
        </text:list-item>
      </text:list>
      <text:p text:style-name="P4"><text:span text:style-name="Strong_20_Emphasis">3. Mitosis vs. Meiosis</text:span></text:p>
      <text:list text:style-name="L3">
        <text:list-item>
          <text:p text:style-name="P6">Mitosis:</text:p>
          <text:list>
            <text:list-item>
              <text:p text:style-name="P6">Occurs in all cells except gametes.</text:p>
            </text:list-item>
            <text:list-item>
              <text:p text:style-name="P6">Produces two identical cells.</text:p>
            </text:list-item>
          </text:list>
        </text:list-item>
        <text:list-item>
          <text:p text:style-name="P6">Meiosis:</text:p>
          <text:list>
            <text:list-item>
              <text:p text:style-name="P6">Occurs in gametes.</text:p>
            </text:list-item>
            <text:list-item>
              <text:p text:style-name="P6">Involves two divisions and results in four non-identical cells with 23 chromosomes each.</text:p>
            </text:list-item>
          </text:list>
        </text:list-item>
      </text:list>
      <text:p text:style-name="P4"><text:span text:style-name="Strong_20_Emphasis">4. Inheritance Patterns</text:span></text:p>
      <text:list text:style-name="L4">
        <text:list-item>
          <text:p text:style-name="P7">Genotype: complete set of genes inherited.</text:p>
        </text:list-item>
        <text:list-item>
          <text:p text:style-name="P7">Phenotype: observable characteristics.</text:p>
        </text:list-item>
        <text:list-item>
          <text:p text:style-name="P7">Homozygous: same allele from both parents.</text:p>
        </text:list-item>
        <text:list-item>
          <text:p text:style-name="P7">Heterozygous: different alleles from parents.</text:p>
        </text:list-item>
        <text:list-item>
          <text:p text:style-name="P7">Dominant alleles express traits over recessive ones.</text:p>
        </text:list-item>
        <text:list-item>
          <text:p text:style-name="P7"><text:soft-page-break/>Incomplete dominance: neither allele completely dominates, resulting in a blend.</text:p>
        </text:list-item>
      </text:list>
      <text:p text:style-name="P4"><text:span text:style-name="Strong_20_Emphasis">5. Genetic Disorders</text:span></text:p>
      <text:list text:style-name="L5">
        <text:list-item>
          <text:p text:style-name="P8">Dominant gene disorders: only one copy needed (e.g., Huntington’s Disease).</text:p>
        </text:list-item>
        <text:list-item>
          <text:p text:style-name="P8">Recessive gene disorders: require two copies (e.g., cystic fibrosis, sickle cell anemia).</text:p>
        </text:list-item>
        <text:list-item>
          <text:p text:style-name="P8">Sex-linked disorders: found on the X chromosome; males are more affected (e.g., hemophilia, fragile X syndrome).</text:p>
        </text:list-item>
      </text:list>
      <text:p text:style-name="P4"><text:span text:style-name="Strong_20_Emphasis">6. Chromosomal Abnormalities</text:span></text:p>
      <text:list text:style-name="L6">
        <text:list-item>
          <text:p text:style-name="P9">Caused by missing or extra chromosomes, often due to errors in meiosis.</text:p>
        </text:list-item>
        <text:list-item>
          <text:p text:style-name="P9">Examples:</text:p>
          <text:list>
            <text:list-item>
              <text:p text:style-name="P9">Down Syndrome (Trisomy 21)</text:p>
            </text:list-item>
            <text:list-item>
              <text:p text:style-name="P9">Trisomy 13 and 18 (severe, often fatal early)</text:p>
            </text:list-item>
            <text:list-item>
              <text:p text:style-name="P9">Turner Syndrome (XO), Klinefelter Syndrome (XXY), Triple X Syndrome (XXX), XYY Syndrome</text:p>
            </text:list-item>
          </text:list>
        </text:list-item>
      </text:list>
      <text:p text:style-name="P4"><text:span text:style-name="Strong_20_Emphasis">7. Prenatal Development</text:span></text:p>
      <text:list text:style-name="L7">
        <text:list-item>
          <text:p text:style-name="P10">Germinal Period (0–2 weeks): fertilization to implantation; formation of zygote and blastocyst.</text:p>
        </text:list-item>
        <text:list-item>
          <text:p text:style-name="P10">Embryonic Period (3–8 weeks): major organs and body structures develop; highly sensitive to teratogens.</text:p>
        </text:list-item>
        <text:list-item>
          <text:p text:style-name="P10">Fetal Period (9 weeks–birth): growth and refinement of organ systems; age of viability reached at ~24 weeks.</text:p>
        </text:list-item>
      </text:list>
      <text:p text:style-name="P4"><text:span text:style-name="Strong_20_Emphasis">8. Monozygotic vs. Dizygotic Twins</text:span></text:p>
      <text:list text:style-name="L8">
        <text:list-item>
          <text:p text:style-name="P11">Monozygotic (identical): one zygote splits; same genotype.</text:p>
        </text:list-item>
        <text:list-item>
          <text:p text:style-name="P11">Dizygotic (fraternal): two eggs fertilized by two sperm; genetically similar as regular siblings.</text:p>
        </text:list-item>
      </text:list>
      <text:p text:style-name="P4"><text:span text:style-name="Strong_20_Emphasis">9. Teratogens</text:span></text:p>
      <text:list text:style-name="L9">
        <text:list-item>
          <text:p text:style-name="P12">Environmental agents causing harm to the developing fetus.</text:p>
        </text:list-item>
        <text:list-item>
          <text:p text:style-name="P12">Risk depends on timing, amount, genetic susceptibility, and sex of the fetus.</text:p>
        </text:list-item>
        <text:list-item>
          <text:p text:style-name="P12">Categories:</text:p>
          <text:list>
            <text:list-item>
              <text:p text:style-name="P12">Physical agents (heat, radiation)</text:p>
            </text:list-item>
            <text:list-item>
              <text:p text:style-name="P12">Metabolic conditions (diabetes, malnutrition)</text:p>
            </text:list-item>
            <text:list-item>
              <text:p text:style-name="P12">Infections (rubella, Zika, syphilis)</text:p>
            </text:list-item>
            <text:list-item>
              <text:p text:style-name="P12">Chemicals and drugs (alcohol, tobacco, prescription meds)</text:p>
            </text:list-item>
          </text:list>
        </text:list-item>
      </text:list>
      <text:p text:style-name="P4"><text:span text:style-name="Strong_20_Emphasis">10. Common Teratogens and Their Effects</text:span></text:p>
      <text:list text:style-name="L10">
        <text:list-item>
          <text:p text:style-name="P13">Alcohol: Fetal Alcohol Spectrum Disorders (FASD), intellectual and physical disabilities.</text:p>
        </text:list-item>
        <text:list-item>
          <text:p text:style-name="P13">Tobacco: low birth weight, preterm birth, SIDS.</text:p>
        </text:list-item>
        <text:list-item>
          <text:p text:style-name="P13">Cocaine: miscarriage, premature birth, withdrawal symptoms.</text:p>
        </text:list-item>
        <text:list-item>
          <text:p text:style-name="P13"><text:soft-page-break/>Marijuana: brain development issues, stillbirth.</text:p>
        </text:list-item>
        <text:list-item>
          <text:p text:style-name="P13">Lead and Mercury: neurological damage.</text:p>
        </text:list-item>
        <text:list-item>
          <text:p text:style-name="P13">Radiation: birth defects, miscarriage.</text:p>
        </text:list-item>
        <text:list-item>
          <text:p text:style-name="P13">Infections: can cause a range of physical and cognitive impairments depending on the type.</text:p>
        </text:list-item>
      </text:list>
      <text:p text:style-name="P4"><text:span text:style-name="Strong_20_Emphasis">11. Maternal Health Factors</text:span></text:p>
      <text:list text:style-name="L11">
        <text:list-item>
          <text:p text:style-name="P14">Maternal age: women over 35 are at increased risk for complications such as miscarriage, high blood pressure, and chromosomal abnormalities.</text:p>
        </text:list-item>
        <text:list-item>
          <text:p text:style-name="P14">Teen pregnancy: increased risk of preterm birth and low birth weight.</text:p>
        </text:list-item>
        <text:list-item>
          <text:p text:style-name="P14">Gestational diabetes: affects fetal growth and delivery complications.</text:p>
        </text:list-item>
        <text:list-item>
          <text:p text:style-name="P14">Hypertension: associated with preeclampsia, premature birth.</text:p>
        </text:list-item>
        <text:list-item>
          <text:p text:style-name="P14">Rh incompatibility: can lead to Rh disease in fetus, causing anemia and other complications.</text:p>
        </text:list-item>
        <text:list-item>
          <text:p text:style-name="P14">Weight gain: both under- and over-gaining weight can pose risks to the baby and mother.</text:p>
        </text:list-item>
        <text:list-item>
          <text:p text:style-name="P14">Stress and depression: linked to developmental and behavioral issues in the child.</text:p>
        </text:list-item>
      </text:list>
      <text:p text:style-name="P4"><text:span text:style-name="Strong_20_Emphasis">12. Paternal Factors</text:span></text:p>
      <text:list text:style-name="L12">
        <text:list-item>
          <text:p text:style-name="P15">Advanced paternal age can increase the risk of genetic mutations and disorders such as autism and schizophrenia.</text:p>
        </text:list-item>
        <text:list-item>
          <text:p text:style-name="P15">Occupational exposure to toxins can affect sperm quality.</text:p>
        </text:list-item>
        <text:list-item>
          <text:p text:style-name="P15">Secondhand smoke from fathers can impact prenatal development.</text:p>
        </text:list-item>
      </text:list>
      <text:p text:style-name="P4"><text:span text:style-name="Strong_20_Emphasis">13. Prenatal Assessment</text:span></text:p>
      <text:list text:style-name="L13">
        <text:list-item>
          <text:p text:style-name="P16">Ultrasound: non-invasive imaging to monitor fetal growth and development.</text:p>
        </text:list-item>
        <text:list-item>
          <text:p text:style-name="P16">Amniocentesis: tests amniotic fluid for genetic disorders.</text:p>
        </text:list-item>
        <text:list-item>
          <text:p text:style-name="P16">Chorionic Villus Sampling (CVS): tests placental tissue for genetic conditions.</text:p>
        </text:list-item>
        <text:list-item>
          <text:p text:style-name="P16">Blood and urine tests: monitor maternal and fetal health.</text:p>
        </text:list-item>
      </text:list>
      <text:p text:style-name="P4"><text:span text:style-name="Strong_20_Emphasis">14. Common Pregnancy Complications</text:span></text:p>
      <text:list text:style-name="L14">
        <text:list-item>
          <text:p text:style-name="P17">Minor: nausea, heartburn, backaches.</text:p>
        </text:list-item>
        <text:list-item>
          <text:p text:style-name="P17">Serious:</text:p>
          <text:list>
            <text:list-item>
              <text:p text:style-name="P17">Hyperemesis gravidarum: severe vomiting and dehydration.</text:p>
            </text:list-item>
            <text:list-item>
              <text:p text:style-name="P17">Ectopic pregnancy: implantation outside the uterus.</text:p>
            </text:list-item>
            <text:list-item>
              <text:p text:style-name="P17">Preeclampsia: high blood pressure with risk to organs and fetus.</text:p>
            </text:list-item>
            <text:list-item>
              <text:p text:style-name="P17">Preterm labor and low birthweight: lead to higher infant mortality and developmental challenges.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15:59:15.347290790</meta:creation-date>
    <dc:date>2025-05-04T16:02:34.017753878</dc:date>
    <meta:editing-duration>PT3M18S</meta:editing-duration>
    <meta:editing-cycles>1</meta:editing-cycles>
    <meta:document-statistic meta:table-count="0" meta:image-count="0" meta:object-count="0" meta:page-count="3" meta:paragraph-count="87" meta:word-count="763" meta:character-count="5112" meta:non-whitespace-character-count="4511"/>
    <meta:generator>LibreOffice/25.2.3.2$Linux_X86_64 LibreOffice_project/520$Build-2</meta:generator>
  </office:meta>
</office:document-meta>
</file>